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21e" officeooo:paragraph-rsid="0015c21e"/>
    </style:style>
    <style:style style:name="P2" style:family="paragraph" style:parent-style-name="Standard">
      <style:text-properties officeooo:rsid="0015c21e" officeooo:paragraph-rsid="0015c21e"/>
    </style:style>
    <style:style style:name="P3" style:family="paragraph" style:parent-style-name="Text_20_body">
      <style:text-properties officeooo:rsid="001793b2" officeooo:paragraph-rsid="001793b2"/>
    </style:style>
    <style:style style:name="P4" style:family="paragraph" style:parent-style-name="Text_20_body">
      <style:text-properties officeooo:rsid="001a412f" officeooo:paragraph-rsid="001a412f"/>
    </style:style>
    <style:style style:name="P5" style:family="paragraph" style:parent-style-name="Text_20_body">
      <style:text-properties officeooo:rsid="001fbef1" officeooo:paragraph-rsid="001fbef1"/>
    </style:style>
    <style:style style:name="P6" style:family="paragraph" style:parent-style-name="Heading_20_2">
      <style:text-properties officeooo:rsid="001793b2" officeooo:paragraph-rsid="001793b2"/>
    </style:style>
    <style:style style:name="T1" style:family="text">
      <style:text-properties officeooo:rsid="0019cfda"/>
    </style:style>
    <style:style style:name="T2" style:family="text">
      <style:text-properties officeooo:rsid="001fbef1"/>
    </style:style>
    <style:style style:name="T3" style:family="text">
      <style:text-properties officeooo:rsid="002104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te com classe.</text:p>
      <text:p text:style-name="P1">Componente funcional (function)</text:p>
      <text:p text:style-name="P1"/>
      <text:p text:style-name="P1"/>
      <text:h text:style-name="P6" text:outline-level="2">Hooks</text:h>
      <text:p text:style-name="P4">Hooks não funciona em componente de class, só em componente funcional.</text:p>
      <text:p text:style-name="P4">As classes não serão removidas do React.</text:p>
      <text:p text:style-name="P3">useState – <text:span text:style-name="T3">similar a</text:span> <text:span text:style-name="T1">this.setState</text:span></text:p>
      <text:p text:style-name="P5">useEffect - componentDidMount, componentDidUpdate, e componentWillUnmount combin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loco_20_de_20_Código" style:display-name="Bloco de Código" style:family="paragraph" style:auto-update="true" style:master-page-name="">
      <style:paragraph-properties style:page-number="auto">
        <style:tab-stops>
          <style:tab-stop style:position="0.0984in"/>
        </style:tab-stops>
      </style:paragraph-properties>
      <style:text-properties fo:font-size="11pt" fo:background-color="transparen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2:50:55.752765312</meta:creation-date>
    <meta:editing-duration>PT41M26S</meta:editing-duration>
    <meta:editing-cycles>12</meta:editing-cycles>
    <meta:generator>LibreOffice/6.2.8.2$Linux_X86_64 LibreOffice_project/20$Build-2</meta:generator>
    <dc:date>2019-12-26T21:00:16.203484736</dc:date>
    <meta:document-statistic meta:table-count="0" meta:image-count="0" meta:object-count="0" meta:page-count="1" meta:paragraph-count="7" meta:word-count="36" meta:character-count="286" meta:non-whitespace-character-count="256"/>
  </office:meta>
</office:document-meta>
</file>